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C5700004F1D00003B56F921CA37.wmf" manifest:media-type=""/>
  <manifest:file-entry manifest:full-path="Pictures/2000000100000118000000D410B89FAF.svm" manifest:media-type=""/>
  <manifest:file-entry manifest:full-path="Pictures/20000001000001A3000000D8A175A90F.svm" manifest:media-type=""/>
  <manifest:file-entry manifest:full-path="Pictures/200000010000018E0000012976C1BA3E.svm" manifest:media-type=""/>
  <manifest:file-entry manifest:full-path="Pictures/2000000100000124000000D8A19DD694.svm" manifest:media-type=""/>
  <manifest:file-entry manifest:full-path="Pictures/20000001000002C2000000FA3A819434.svm" manifest:media-type=""/>
  <manifest:file-entry manifest:full-path="Pictures/20000001000000FA000000D8AB97C17A.svm" manifest:media-type=""/>
  <manifest:file-entry manifest:full-path="Pictures/20000001000001A3000000FEF458D03D.svm" manifest:media-type=""/>
  <manifest:file-entry manifest:full-path="Pictures/20000002000002940000014A93598C85.eps" manifest:media-type=""/>
  <manifest:file-entry manifest:full-path="Pictures/2000000100000196000000FE4139D476.svm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.5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TexMathsArgs="12§display§v_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U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U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83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666cm" svg:height="5.333cm" svg:x="1.168cm" svg:y="0.262cm">
          <draw:image xlink:href="Pictures/20000002000002940000014A93598C85.eps" xlink:type="simple" xlink:show="embed" xlink:actuate="onLoad">
            <text:p/>
          </draw:image>
        </draw:frame>
        <draw:frame draw:style-name="gr2" draw:text-style-name="P1" draw:layer="layout" svg:width="0.299cm" svg:height="0.258cm" svg:x="0.873cm" svg:y="5.21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11.815cm" svg:y="1.6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304cm" svg:height="0.299cm" svg:x="8.367cm" svg:y="1.64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7.153cm" svg:y="0.904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8.481cm" svg:y="4.08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10.306cm" svg:y="0.29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846cm" svg:height="0.299cm" svg:x="8.099cm" svg:y="0.904cm">
          <draw:image xlink:href="Pictures/20000001000002C2000000FA3A819434.svm" xlink:type="simple" xlink:show="embed" xlink:actuate="onLoad">
            <text:p/>
          </draw:image>
        </draw:frame>
        <draw:frame draw:style-name="gr6" draw:text-style-name="P1" draw:layer="layout" svg:width="0.476cm" svg:height="0.355cm" svg:x="10.923cm" svg:y="3.23cm">
          <draw:image xlink:href="Pictures/200000010000018E0000012976C1BA3E.svm" xlink:type="simple" xlink:show="embed" xlink:actuate="onLoad">
            <text:p/>
          </draw:image>
        </draw:frame>
        <draw:frame draw:style-name="gr7" draw:text-style-name="P1" draw:layer="layout" svg:width="0.502cm" svg:height="0.258cm" svg:x="11.852cm" svg:y="4.747cm">
          <draw:image xlink:href="Pictures/20000001000001A3000000D8A175A90F.svm" xlink:type="simple" xlink:show="embed" xlink:actuate="onLoad">
            <text:p/>
          </draw:image>
        </draw:frame>
        <draw:frame draw:style-name="gr4" draw:text-style-name="P1" draw:layer="layout" svg:width="0.304cm" svg:height="0.299cm" svg:x="2.207cm" svg:y="4.815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4.127cm" svg:y="3.409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9.602cm" svg:y="3.424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846cm" svg:height="0.299cm" svg:x="1.936cm" svg:y="3.409cm">
          <draw:image xlink:href="Pictures/20000001000002C2000000FA3A819434.svm" xlink:type="simple" xlink:show="embed" xlink:actuate="onLoad">
            <text:p/>
          </draw:image>
        </draw:frame>
        <draw:frame draw:style-name="gr8" draw:text-style-name="P2" draw:layer="layout" svg:width="1.039cm" svg:height="0.916cm" svg:x="11.623cm" svg:y="0.34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324cm" svg:height="0.916cm" svg:x="5.632cm" svg:y="2.951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8" draw:text-style-name="P2" draw:layer="layout" svg:width="1.324cm" svg:height="0.916cm" svg:x="6.709cm" svg:y="2.95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1" draw:layer="layout" svg:width="0.299cm" svg:height="0.258cm" svg:x="7.217cm" svg:y="4.515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5.613cm" svg:y="4.762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335cm" svg:height="0.253cm" svg:x="10.26cm" svg:y="3.178cm">
          <draw:image xlink:href="Pictures/2000000100000118000000D410B89FAF.svm" xlink:type="simple" xlink:show="embed" xlink:actuate="onLoad">
            <text:p/>
          </draw:image>
        </draw:frame>
        <draw:frame draw:style-name="gr9" draw:text-style-name="P1" draw:layer="layout" svg:width="0.335cm" svg:height="0.253cm" svg:x="0.873cm" svg:y="3.818cm">
          <draw:image xlink:href="Pictures/2000000100000118000000D410B89FAF.svm" xlink:type="simple" xlink:show="embed" xlink:actuate="onLoad">
            <text:p/>
          </draw:image>
        </draw:frame>
        <draw:frame draw:style-name="gr2" draw:text-style-name="P1" draw:layer="layout" svg:width="0.299cm" svg:height="0.258cm" svg:x="6.231cm" svg:y="2.062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486cm" svg:height="0.304cm" svg:x="10.332cm" svg:y="4.356cm">
          <draw:image xlink:href="Pictures/2000000100000196000000FE4139D476.svm" xlink:type="simple" xlink:show="embed" xlink:actuate="onLoad">
            <text:p/>
          </draw:image>
        </draw:frame>
        <draw:frame draw:style-name="gr11" draw:text-style-name="P1" draw:layer="layout" svg:width="0.502cm" svg:height="0.304cm" svg:x="10.739cm" svg:y="1.994cm">
          <draw:image xlink:href="Pictures/20000001000001A3000000FEF458D03D.svm" xlink:type="simple" xlink:show="embed" xlink:actuate="onLoad">
            <text:p/>
          </draw:image>
        </draw:frame>
        <draw:frame draw:style-name="gr11" draw:text-style-name="P1" draw:layer="layout" svg:width="0.502cm" svg:height="0.304cm" svg:x="4.654cm" svg:y="5.075cm">
          <draw:image xlink:href="Pictures/20000001000001A3000000FEF458D03D.svm" xlink:type="simple" xlink:show="embed" xlink:actuate="onLoad">
            <text:p/>
          </draw:image>
        </draw:frame>
        <draw:frame draw:style-name="gr12" draw:text-style-name="P1" draw:layer="layout" svg:width="0.335cm" svg:height="0.253cm" svg:x="7.743cm" svg:y="0.299cm">
          <draw:image xlink:href="Pictures/2000000100000118000000D410B89FAF.svm" xlink:type="simple" xlink:show="embed" xlink:actuate="onLoad">
            <text:p/>
          </draw:image>
        </draw:frame>
        <draw:frame draw:style-name="gr13" draw:text-style-name="P2" draw:layer="layout" svg:width="1.324cm" svg:height="0.916cm" svg:x="4.455cm" svg:y="0.352cm">
          <draw:text-box>
            <text:p text:style-name="P2"><text:span text:style-name="T1">(</text:span><text:span text:style-name="T1">ت</text:span><text:span text:style-name="T1">)</text:span></text:p>
          </draw:text-box>
        </draw:frame>
        <draw:frame draw:style-name="gr1" draw:text-style-name="P1" draw:layer="layout" svg:width="5.615cm" svg:height="3.367cm" svg:x="0.252cm" svg:y="0.256cm">
          <draw:image xlink:href="Pictures/20000C5700004F1D00003B56F921CA37.wmf" xlink:type="simple" xlink:show="embed" xlink:actuate="onLoad">
            <text:p/>
          </draw:image>
        </draw:frame>
        <draw:frame draw:style-name="gr2" draw:text-style-name="P1" draw:layer="layout" svg:width="0.299cm" svg:height="0.258cm" svg:x="0.559cm" svg:y="0.754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335cm" svg:height="0.253cm" svg:x="0.559cm" svg:y="1.5cm">
          <draw:image xlink:href="Pictures/2000000100000118000000D410B89FAF.svm" xlink:type="simple" xlink:show="embed" xlink:actuate="onLoad">
            <text:p/>
          </draw:image>
        </draw:frame>
        <draw:frame draw:style-name="gr3" draw:text-style-name="P1" draw:layer="layout" svg:width="0.349cm" svg:height="0.258cm" svg:x="0.559cm" svg:y="2.258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4:39:28</meta:creation-date>
    <meta:editing-duration>PT1H10M54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7T18:57:25.305566646</dc:date>
    <meta:document-statistic meta:object-count="31"/>
    <meta:template xlink:type="simple" xlink:actuate="onRequest" xlink:title="kkkFigures" xlink:href="../../../../.libreoffice/3/user/template/kkkFigures.otg" meta:date="2014-04-09T14:39:28"/>
  </office:meta>
</office:document-meta>
</file>